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list-style-name="L2">
      <style:text-properties style:font-name="Times New Roman" fo:font-style="italic" style:text-underline-style="none" style:font-style-asian="italic" style:font-style-complex="italic"/>
    </style:style>
    <style:style style:name="P5" style:family="paragraph" style:parent-style-name="Standard" style:list-style-name="L2">
      <style:text-properties style:font-name="Times New Roman" fo:font-style="normal" style:font-style-asian="normal" style:font-style-complex="normal"/>
    </style:style>
    <style:style style:name="P6" style:family="paragraph" style:parent-style-name="Standard">
      <style:text-properties style:font-name="Times New Roman" fo:font-style="normal" style:text-underline-style="none" style:font-style-asian="normal" style:font-style-complex="normal"/>
    </style:style>
    <style:style style:name="P7" style:family="paragraph" style:parent-style-name="Standard" style:list-style-name="L2">
      <style:text-properties style:font-name="Times New Roman" fo:font-style="normal" style:text-underline-style="none" style:font-style-asian="normal" style:font-style-complex="normal"/>
    </style:style>
    <style:style style:name="P8" style:family="paragraph" style:parent-style-name="Standard" style:list-style-name="L2">
      <style:text-properties fo:font-style="normal" style:font-style-asian="normal" style:font-style-complex="normal"/>
    </style:style>
    <style:style style:name="P9" style:family="paragraph" style:parent-style-name="Standard" style:list-style-name="L2"/>
    <style:style style:name="P10" style:family="paragraph" style:list-style-name="L2"/>
    <style:style style:name="T1" style:family="text">
      <style:text-properties fo:color="#0000ff"/>
    </style:style>
    <style:style style:name="T2" style:family="text">
      <style:text-properties fo:color="#0000ff" style:font-name="Times New Roman" fo:font-style="normal" style:font-style-asian="normal" style:font-style-complex="normal"/>
    </style:style>
    <style:style style:name="T3" style:family="text">
      <style:text-properties fo:color="#0000ff" style:font-name="Times New Roman" fo:font-style="normal" style:text-underline-style="none" style:font-style-asian="normal" style:font-style-complex="normal"/>
    </style:style>
    <style:style style:name="T4" style:family="text">
      <style:text-properties fo:color="#0000ff" style:font-name="Courier New" fo:font-style="normal" style:font-style-asian="normal" style:font-style-complex="normal"/>
    </style:style>
    <style:style style:name="T5" style:family="text">
      <style:text-properties fo:color="#0000ff" style:font-name="Courier New"/>
    </style:style>
    <style:style style:name="T6" style:family="text">
      <style:text-properties fo:color="#0000ff" style:font-name="Courier New" fo:font-style="normal" style:text-underline-style="none" style:font-style-asian="normal" style:font-style-complex="normal"/>
    </style:style>
    <style:style style:name="T7" style:family="text">
      <style:text-properties style:font-name="Times New Roman" fo:font-style="normal" style:font-style-asian="normal" style:font-style-complex="normal"/>
    </style:style>
    <style:style style:name="T8" style:family="text">
      <style:text-properties style:font-name="Times New Roman" fo:font-style="normal" style:text-underline-style="none" style:font-style-asian="normal" style:font-style-complex="normal"/>
    </style:style>
    <style:style style:name="T9" style:family="text">
      <style:text-properties style:font-name="Times New Roman" fo:font-style="italic" style:text-underline-style="none" style:font-style-asian="italic" style:font-style-complex="italic"/>
    </style:style>
    <style:style style:name="T10" style:family="text">
      <style:text-properties style:font-name="Times New Roman" fo:font-style="italic" style:font-style-asian="italic" style:font-style-complex="italic"/>
    </style:style>
    <style:style style:name="T11" style:family="text">
      <style:text-properties style:font-name="Times New Roman" style:text-underline-style="none"/>
    </style:style>
    <style:style style:name="T12" style:family="text">
      <style:text-properties style:font-name="Courier New" fo:font-style="normal" style:font-style-asian="normal" style:font-style-complex="normal"/>
    </style:style>
    <style:style style:name="T1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ule 1 - <text:s/>Concept of Object Oriented Programming</text:p>
      <text:p text:style-name="Standard"/>
      <text:p text:style-name="P3">Chapter 6 – Classes, Methods and Instances</text:p>
      <text:p text:style-name="Standard"/>
      <text:p text:style-name="P1">Questionnaire Answers</text:p>
      <text:p text:style-name="Standard"/>
      <text:list xml:id="list41409720" text:style-name="L2">
        <text:list-item>
          <text:p text:style-name="P9"><text:span text:style-name="T7">How do we call functions belonging to a particular class?<text:line-break/></text:span><text:span text:style-name="T2">Methods of that class</text:span><text:span text:style-name="T10"><text:line-break/></text:span></text:p>
        </text:list-item>
        <text:list-item>
          <text:p text:style-name="P5">For which object(s) do methods describe how to perform actions?<text:line-break/><text:span text:style-name="T1">For instances (objects) of the class they belong to</text:span><text:line-break/></text:p>
        </text:list-item>
        <text:list-item>
          <text:p text:style-name="P5">What are the two ways to refer to the current object members from within a class method in eC?<text:line-break/><text:span text:style-name="T1">Explicitly (using the 'this' keyword: this.member) or implicitly by simply writing the member name</text:span><text:line-break/></text:p>
        </text:list-item>
        <text:list-item>
          <text:p text:style-name="P9"><text:span text:style-name="T7">Rewrite this code from last chapter in the object-oriented eC syntax. Include the full definition for MyThing (a was an 'int', b was a 'String').<text:line-break/></text:span><text:span text:style-name="T4">struct MyThing<text:line-break/>{<text:line-break/> <text:s text:c="2"/>void DoSomethingWith()<text:line-break/> <text:s text:c="2"/>{<text:line-break/> <text:s text:c="5"/>a = 20;<text:line-break/> <text:s text:c="5"/>b = "gone";<text:line-break/> <text:s text:c="2"/>}<text:line-break/>};<text:line-break/>MyThing myThing { 45, "mine" };<text:line-break/>myThing.DoSomethingWith();</text:span><text:span text:style-name="T12"><text:line-break/></text:span></text:p>
        </text:list-item>
        <text:list-item>
          <text:p text:style-name="P5">What operator is used to access methods from an object?<text:line-break/><text:span text:style-name="T1">The '.' operator</text:span><text:line-break/></text:p>
        </text:list-item>
        <text:list-item>
          <text:p text:style-name="P5">Name an advantage of the eC 'struct' type of classes over its other class types, related to arrays.<text:line-break/><text:span text:style-name="T1">Arrays of 'struct' are allocated in a contiguous block of memory.</text:span><text:line-break/></text:p>
        </text:list-item>
        <text:list-item>
          <text:p text:style-name="P5">What eC keyword is used to declare the 'regular' type of classes?<text:line-break/><text:span text:style-name="T1">The 'class' keyword</text:span><text:line-break/></text:p>
        </text:list-item>
        <text:list-item>
          <text:p text:style-name="P5">How are regular classes instantiated?<text:line-break/><text:span text:style-name="T1">Using the same instantiation syntax we saw in last chapter: MyClass myInstance { };</text:span><text:line-break/></text:p>
        </text:list-item>
        <text:list-item>
          <text:p text:style-name="P5">Name 3 differences between eC regular classes and 'struct' classes?<text:line-break/><text:span text:style-name="T1">- eC regular classes are always allocated dynamically on the heap, whereas struct are allocated 'in place'<text:line-break/>- eC regular classes have a reference counter while structs do not<text:line-break/>- eC regular classes members are private by default ('struct' classes members are public by default). </text:span><text:line-break/><text:line-break/></text:p>
        </text:list-item>
        <text:list-item>
          <text:p text:style-name="P9"><text:soft-page-break/><text:span text:style-name="T7">When is a semicolon mandatory at the end of a class or struct definition? When is a semicolon allowed at the end of a class or struct union?<text:line-break/></text:span><text:span text:style-name="T2">A semicolon is mandatory at the end of a struct definition.<text:line-break/>A semicolon is allowed for both class and struct definitions.</text:span><text:span text:style-name="T10"><text:line-break/></text:span></text:p>
        </text:list-item>
        <text:list-item>
          <text:p text:style-name="P7">In which 2 scenarios do regular classes get automatically destroyed?<text:line-break/><text:span text:style-name="T1">- For global instances<text:line-break/>- For instances being declared as members of other classes (providing the instances of those classes do get destroyed)</text:span><text:line-break/></text:p>
        </text:list-item>
        <text:list-item>
          <text:p text:style-name="P7">Give an example of an instantiation (complete with context) where the user is required to explicitly destroy the object (for a regular class).<text:line-break/><text:span text:style-name="T13">Note: In a future version of eC, we hope to automatically destroy all named instantiations, including local variables inside functions.<text:line-break/><text:line-break/></text:span><text:span text:style-name="T5">void Main()<text:line-break/>{<text:line-break/> <text:s text:c="2"/>InventoryItem localItem { 5678, 50.0f };<text:line-break/> <text:s text:c="2"/>// Use localItem here<text:line-break/> <text:s text:c="2"/>delete localItem;<text:line-break/>} </text:span><text:span text:style-name="T13"><text:line-break/></text:span></text:p>
        </text:list-item>
        <text:list-item>
          <text:p text:style-name="P9"><text:span text:style-name="T8">Give an example of declaring a handle (handle only) to an object, and then assigning an anonymous instantiation to it. If the handle is global or inside a class, will the object you just assigned to it automatically get deleted?<text:line-break/></text:span><text:span text:style-name="T6">InventoryItem localItem;<text:line-break/>localItem = { 5678, 50.0f }; </text:span><text:span text:style-name="T3">or <text:line-break/></text:span><text:span text:style-name="T6">localItem = InventoryItem { 5678, 50.0f };</text:span><text:span text:style-name="T3"><text:line-break/>Even though the handle is global or inside a class, it won't get deleted if it doesn't feature the curly brackets making it an instantiation.</text:span><text:span text:style-name="T8"> <text:line-break/></text:span></text:p>
        </text:list-item>
        <text:list-item>
          <text:p text:style-name="P7">What technique does eC make use of to support this automatic management of memory?<text:line-break/><text:span text:style-name="T1">Reference counting</text:span><text:line-break/></text:p>
        </text:list-item>
        <text:list-item>
          <text:p text:style-name="P7">What is special about some classes of the Ecere SDK, such as Window and Socket?<text:line-break/><text:span text:style-name="T1">They are self-managed by the Ecere runtime: the system keep a reference to it and thus very rarely need to be destroyed by the user instantiating the Window or Socket.</text:span><text:line-break/></text:p>
        </text:list-item>
        <text:list-item>
          <text:p text:style-name="P7">What are the 4 things that can happen within the construction of an instance of a class?<text:line-break/><text:span text:style-name="T1">The allocation of memory for the instance<text:line-break/>The construction of any instance member<text:line-break/>The assignment of default value for the class<text:line-break/>The execution of arbitrary code in a constructor explicitly defined</text:span><text:line-break/></text:p>
        </text:list-item>
        <text:list-item>
          <text:p text:style-name="P9"><text:span text:style-name="T8">Give an example of the use of a default value assignment for a class.<text:line-break/></text:span><text:span text:style-name="T6">class InventoryItem {<text:line-break/>public:<text:line-break/> <text:s text:c="2"/>int code; float price; code = 1234;<text:line-break/>}</text:span><text:span text:style-name="T8"><text:line-break/></text:span></text:p>
        </text:list-item>
        <text:list-item>
          <text:p text:style-name="P7"><text:soft-page-break/>What is the syntax to define a constructor in eC?<text:line-break/><text:span text:style-name="T1">The constructor is defined as a method of a class, using the name of the class for the function identifier, with no return type, and an empty parameters list, e.g.:</text:span><text:line-break/><text:span text:style-name="T5">class InventoryItem<text:line-break/>{<text:line-break/> <text:s text:c="2"/>InventoryItem()<text:line-break/> <text:s text:c="2"/>{</text:span></text:p>
          <text:p text:style-name="P7"><text:span text:style-name="T5"><text:s text:c="6"/>// This is the constructor<text:line-break/> <text:s text:c="2"/>}<text:line-break/>} </text:span><text:line-break/></text:p>
        </text:list-item>
        <text:list-item>
          <text:p text:style-name="P7">What parameters can eC constructors take?<text:line-break/><text:span text:style-name="T1">None</text:span><text:line-break/></text:p>
        </text:list-item>
        <text:list-item>
          <text:p text:style-name="P7">What can be used instead of constructor parameters (found e.g. in C++) in eC?<text:line-break/><text:span text:style-name="T1">Direct assignment to the data members, or properties if actions must be performed, an extra level of encapsulation is necessary, or binary compatibility with future versions of the code is desired.</text:span><text:line-break/></text:p>
        </text:list-item>
        <text:list-item>
          <text:p text:style-name="P7">What is the data type of the return value of constructors in eC, and what does it mean?<text:line-break/><text:span text:style-name="T1">It is of the boolean type (bool). It is rarely used, but if false is returned, the entire construction of the object will fail and a null handle will be returned from the instantiation. It is part of the eC coding guidelines however that constructors should never fail. If nothing is returned (as is typical), a value of 'true' is implicitly returned.</text:span><text:line-break/></text:p>
        </text:list-item>
        <text:list-item>
          <text:p text:style-name="P7">How do you define a method which is related to a class, but does not actually act on a particular instance of the class (called "static methods" in C++)?<text:line-break/><text:span text:style-name="T1">As such: </text:span><text:span text:style-name="T5">class MyClass { void ::MethodWithNoInstance() { } }</text:span></text:p>
        </text:list-item>
      </text:list>
      <text:p text:style-name="P6"/>
      <text:list xml:id="list29145166" text:continue-numbering="true" text:style-name="L2">
        <text:list-item>
          <text:p text:style-name="P9">How can you then invoke such a method which does not require an instance to be called, without an instance? Can you still call it from an instance?<text:line-break/>You can invoke it with the name of the class and the :: operator as such:<text:line-break/>MyClass::MethodWithNoInstance();<text:line-break/>You can still call it from an instance in the usual manner:<text:line-break/><text:span text:style-name="T5">MyClass a { }; a.MethodWithNoInstance();</text:span><text:line-break/></text:p>
        </text:list-item>
        <text:list-item>
          <text:p text:style-name="P7">Give an example of redefining the data type of the this pointer for a method to another class.<text:line-break/><text:span text:style-name="T1">class OtherClass { void InventoryItem::PrintItem() { } }</text:span><text:line-break/></text:p>
        </text:list-item>
        <text:list-item>
          <text:p text:style-name="P7">Can this method be applied outside of a class? Give an example.<text:line-break/><text:span text:style-name="T1">Yes it can be applied outside of a class to define functions which have 'this' representing an instance, just as if the function was within that class definition. e.g. at the global scope:<text:line-break/><text:line-break/>void InventoryItem::PrintItem() <text:s/>{ <text:s text:c="2"/>}</text:span><text:line-break/></text:p>
        </text:list-item>
        <text:list-item>
          <text:p text:style-name="P7">What is the meaning of specifying a 'this' class in the same manner, but specifying the class the method it is defined in?<text:line-break/><text:span text:style-name="T1">It indicates that the method may deal with a different instance of the class than the object it was called from.</text:span><text:line-break/><text:soft-page-break/></text:p>
        </text:list-item>
        <text:list-item>
          <text:p text:style-name="P7">What is this particular technique named? What aspect of GUI programming will it be used for?<text:line-break/><text:span text:style-name="T1">Adaptable methods. They are the foundation for GUI notification events in Ecere.</text:span></text:p>
          <text:p text:style-name="P4"/>
          <text:p text:style-name="P4">Note regarding multiple instances declarations:<text:line-break/>eC now features powerful container classes which provides an elegant syntax for declaring multiple instances at once. The following instantiates 10 InventoryItem objects:<text:line-break/></text:p>
          <text:p text:style-name="P8"><text:span text:style-name="T11">Array&lt;InventoryItem&gt; items { [ <text:s/>{ }, { }, { }, <text:s/>{ }, <text:s/>{ }, <text:s/>{ }, <text:s/>{ }, <text:s/>{ }, <text:s/>{ }, <text:s/>{ } ] };<text:line-break/><text:line-break/></text:span><text:span text:style-name="T9">We will cover container classes later 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St-Louis</meta:initial-creator>
    <meta:creation-date>2010-09-05T02:45:47.17</meta:creation-date>
    <dc:date>2010-10-25T09:02:57.17</dc:date>
    <dc:creator>Jerome St-Louis</dc:creator>
    <meta:editing-duration>PT13H03M00S</meta:editing-duration>
    <meta:editing-cycles>137</meta:editing-cycles>
    <meta:generator>OpenOffice.org/3.2$Win32 OpenOffice.org_project/320m12$Build-9483</meta:generator>
    <meta:document-statistic meta:table-count="0" meta:image-count="0" meta:object-count="0" meta:page-count="4" meta:paragraph-count="33" meta:word-count="1137" meta:character-count="6613"/>
  </office:meta>
</office:document-meta>
</file>